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Bodoni-DTC" svg:font-family="Bodoni-DTC"/>
    <style:font-face style:name="Dom Casual" svg:font-family="'Dom Casual'"/>
    <style:font-face style:name="Garamond" svg:font-family="Garamon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mall Fonts" svg:font-family="'Small Fonts'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5.032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256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0.473cm"/>
    </style:style>
    <style:style style:name="co7" style:family="table-column">
      <style:table-column-properties fo:break-before="auto" style:column-width="4.837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2.572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6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ageStyle_5f_données">
      <style:table-properties table:display="true" style:writing-mode="lr-tb"/>
    </style:style>
    <style:style style:name="ta2" style:family="table" style:master-page-name="PageStyle_5f_bilan_20_fontionnel">
      <style:table-properties table:display="true" style:writing-mode="lr-tb"/>
    </style:style>
    <style:style style:name="ta3" style:family="table" style:master-page-name="PageStyle_5f_etude">
      <style:table-properties table:display="true" style:writing-mode="lr-tb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doni-DTC" fo:font-size="14pt" fo:font-style="normal" fo:text-shadow="none" style:text-underline-style="none" fo:font-weight="bold" style:font-size-asian="14pt" style:font-style-asian="normal" style:font-weight-asian="bold" style:font-name-complex="Bodoni-DTC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dedede" fo:background-color="#40401f" style:cell-protect="none" style:print-content="true" style:text-align-source="fix" style:repeat-content="false" fo:wrap-option="no-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06pt solid #dedede" style:cell-protect="none" style:print-content="true" style:text-align-source="fix" style:repeat-content="false" fo:wrap-option="no-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5" style:family="table-cell" style:parent-style-name="Default" style:data-style-name="N0">
      <style:table-cell-properties fo:border-bottom="0.06pt solid #dedede" style:cell-protect="none" style:print-content="true" fo:border-left="2.49pt double-thin #dedede" style:border-line-width-left="0.018cm 0.053cm 0.018cm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dedede" fo:background-color="#40401f" style:cell-protect="none" style:print-content="true" style:text-align-source="fix" style:repeat-content="false" fo:wrap-option="no-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0.74pt solid #deded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order-bottom="0.74pt dotted #dedede" style:cell-protect="none" style:print-content="true" fo:border-left="2.49pt double-thin #dedede" style:border-line-width-left="0.018cm 0.053cm 0.018cm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2.49pt double-thin #dedede" style:border-line-width-bottom="0.018cm 0.053cm 0.018cm" fo:background-color="#40401f" style:cell-protect="none" style:print-content="true" style:text-align-source="fix" style:repeat-content="false" fo:wrap-option="no-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fo:border="0.06pt solid #deded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40401f" style:text-align-source="fix" style:repeat-content="false" fo:wrap-option="no-wrap" fo:border="0.74pt solid #deded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dedede" fo:border-left="0.74pt solid #dedede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dedede" fo:background-color="#40401f" style:cell-protect="none" style:print-content="tru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15">
      <style:table-cell-properties fo:border-bottom="none" style:cell-protect="none" style:print-content="true" fo:border-left="0.74pt solid #deded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Dom Casual" fo:font-size="10pt" fo:font-style="normal" fo:text-shadow="none" style:text-underline-style="none" fo:font-weight="normal" style:font-size-asian="10pt" style:font-style-asian="normal" style:font-weight-asian="normal" style:font-name-complex="Dom Casual" style:font-size-complex="10pt" style:font-style-complex="normal" style:font-weight-complex="normal"/>
    </style:style>
    <style:style style:name="ce17" style:family="table-cell" style:parent-style-name="Default" style:data-style-name="N115">
      <style:table-cell-properties fo:border-bottom="none" style:cell-protect="none" style:print-content="true" fo:border-left="0.74pt solid #deded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Garamond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10">
      <style:table-cell-properties fo:border-bottom="0.06pt solid #dedede" style:cell-protect="none" style:print-content="true" fo:border-left="0.74pt solid #dedede" fo:padding="0.071cm" fo:border-right="0.74pt solid #dedede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0">
      <style:table-cell-properties fo:border-bottom="none" style:cell-protect="none" style:print-content="true" fo:border-left="0.74pt solid #dedede" fo:padding="0.071cm" fo:border-right="0.74pt solid #dedede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0">
      <style:table-cell-properties fo:border-bottom="0.74pt dotted #dedede" style:cell-protect="none" style:print-content="true" fo:border-left="0.74pt solid #dedede" fo:padding="0.071cm" fo:border-right="0.74pt solid #dedede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0">
      <style:table-cell-properties fo:background-color="#40401f" style:cell-protect="none" style:print-content="true" fo:border="0.74pt solid #dedede" fo:padding="0.071cm" style:rotation-align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0">
      <style:table-cell-properties fo:border-bottom="none" style:cell-protect="none" style:print-content="true" fo:border-left="0.74pt solid #deded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0">
      <style:table-cell-properties fo:border-bottom="2.49pt double-thin #dedede" style:border-line-width-bottom="0.018cm 0.053cm 0.018cm" fo:background-color="#40401f" style:cell-protect="none" style:print-content="true" fo:border-left="0.74pt solid #dedede" fo:padding="0.071cm" fo:border-right="0.74pt solid #dedede" style:rotation-align="none" fo:border-top="0.74pt solid #deded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5">
      <style:table-cell-properties style:glyph-orientation-vertical="0" fo:border-bottom="0.06pt solid #dedede" style:cell-protect="none" style:print-content="tru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26" style:family="table-cell" style:parent-style-name="Default">
      <style:table-cell-properties fo:border-bottom="0.06pt solid #dedede" fo:border-left="none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style:glyph-orientation-vertical="0" fo:border-bottom="0.74pt solid #dedede" fo:background-color="#40401f" style:cell-protect="none" style:print-content="true" style:text-align-source="fix" style:repeat-content="false" fo:wrap-option="wrap" fo:border-left="0.74pt solid #dedede" style:direction="ltr" fo:padding="0.071cm" fo:border-right="0.74pt solid #deded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10">
      <style:table-cell-properties fo:border-bottom="0.06pt solid #dedede" style:cell-protect="none" style:print-content="true" fo:background-color="transparent" fo:border-left="0.74pt solid #dedede" fo:padding="0.071cm" fo:border-right="0.74pt solid #dedede" style:rotation-align="none" fo:border-top="0.74pt solid #deded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10">
      <style:table-cell-properties fo:border-bottom="0.06pt solid #dedede" style:cell-protect="none" style:print-content="true" fo:border-left="0.74pt solid #dedede" fo:padding="0.071cm" fo:border-right="0.74pt solid #dedede" style:rotation-align="none" fo:border-top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10">
      <style:table-cell-properties fo:border-bottom="none" style:cell-protect="none" style:print-content="true" fo:border-left="0.74pt solid #dedede" fo:padding="0.071cm" fo:border-right="0.74pt solid #dedede" style:rotation-align="none" fo:border-top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10">
      <style:table-cell-properties fo:border-bottom="0.74pt dotted #dedede" style:cell-protect="none" style:print-content="true" fo:border-left="0.74pt solid #dedede" fo:padding="0.071cm" fo:border-right="0.74pt solid #dedede" style:rotation-align="none" fo:border-top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15">
      <style:table-cell-properties style:glyph-orientation-vertical="0" fo:border-bottom="0.06pt solid #dedede" style:cell-protect="none" style:print-content="true" style:text-align-source="fix" style:repeat-content="false" fo:wrap-option="no-wrap" fo:border-left="none" style:direction="ltr" fo:padding="0.071cm" fo:border-right="0.06pt solid #deded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0.06pt solid #dedede" fo:border-left="0.06pt solid #dedede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dedede" style:cell-protect="none" style:print-content="tru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37" style:family="table-cell" style:parent-style-name="Default" style:data-style-name="N0">
      <style:table-cell-properties fo:border-bottom="0.06pt solid #dedede" style:cell-protect="none" style:print-content="true" fo:border-left="0.74pt solid #deded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6pt solid #dedede" style:cell-protect="none" style:print-content="tru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ackground-color="#40401f" style:cell-protect="none" style:print-content="true" style:text-align-source="fix" style:repeat-content="false" fo:wrap-option="no-wrap" fo:border="0.74pt solid #deded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fo:border-bottom="0.74pt dotted #dedede" style:cell-protect="none" style:print-content="true" fo:border-left="0.74pt solid #deded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2.49pt double-thin #dedede" style:border-line-width-bottom="0.018cm 0.053cm 0.018cm" fo:background-color="#40401f" style:cell-protect="none" style:print-content="tru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cell-protect="none" style:print-content="true" fo:border="0.06pt solid #dedede" fo:padding="0.071cm" style:rotation-align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15">
      <style:table-cell-properties fo:border-bottom="non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Dom Casual" fo:font-size="10pt" fo:font-style="normal" fo:text-shadow="none" style:text-underline-style="none" fo:font-weight="normal" style:font-size-asian="10pt" style:font-style-asian="normal" style:font-weight-asian="normal" style:font-name-complex="Dom Casual" style:font-size-complex="10pt" style:font-style-complex="normal" style:font-weight-complex="normal"/>
    </style:style>
    <style:style style:name="ce44" style:family="table-cell" style:parent-style-name="Default" style:data-style-name="N110">
      <style:table-cell-properties fo:border-bottom="0.06pt solid #deded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10">
      <style:table-cell-properties fo:border-bottom="non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10">
      <style:table-cell-properties fo:border-bottom="0.74pt dotted #deded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10">
      <style:table-cell-properties fo:border-bottom="0.74pt solid #dedede" fo:background-color="#40401f" style:cell-protect="none" style:print-content="tru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10">
      <style:table-cell-properties fo:border-bottom="0.06pt solid #deded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10">
      <style:table-cell-properties fo:border-bottom="none" style:cell-protect="none" style:print-content="true" fo:border-left="0.74pt solid #dedede" fo:padding="0.071cm" fo:border-right="2.49pt double-thin #dedede" style:border-line-width-right="0.018cm 0.053cm 0.018cm" style:rotation-align="none" fo:border-top="non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10">
      <style:table-cell-properties fo:border-bottom="2.49pt double-thin #dedede" style:border-line-width-bottom="0.018cm 0.053cm 0.018cm" fo:background-color="#40401f" style:cell-protect="none" style:print-content="tru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10">
      <style:table-cell-properties style:cell-protect="none" style:print-content="true" fo:border="0.06pt solid #dedede" fo:padding="0.071cm" style:rotation-align="none"/>
      <style:text-properties fo:color="#8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doni-DTC" fo:font-size="14pt" fo:font-style="normal" fo:text-shadow="none" style:text-underline-style="none" fo:font-weight="bold" style:font-size-asian="14pt" style:font-style-asian="normal" style:font-weight-asian="bold" style:font-name-complex="Bodoni-DTC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wrap" fo:border-left="2.49pt double-thin #dedede" style:border-line-width-left="0.018cm 0.053cm 0.018cm" style:direction="ltr" fo:padding="0.071cm" fo:border-right="non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>
      <style:table-cell-properties fo:border-bottom="none" fo:border-left="2.49pt double-thin #dedede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fo:border-left="2.49pt double-thin #dedede" style:border-line-width-left="0.018cm 0.053cm 0.018cm" fo:padding="0.071c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0.74pt solid #dedede" style:text-align-source="fix" style:repeat-content="false" fo:wrap-option="no-wrap" fo:border-left="2.49pt double-thin #dedede" style:border-line-width-left="0.018cm 0.053cm 0.018cm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none" fo:border-left="2.49pt double-thin #dedede" style:border-line-width-left="0.018cm 0.053cm 0.018cm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2.49pt double-thin #dedede" style:border-line-width-bottom="0.018cm 0.053cm 0.018cm" fo:background-color="#40401f" style:text-align-source="fix" style:repeat-content="false" fo:wrap-option="no-wrap" fo:border-left="2.49pt double-thin #dedede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wrap" fo:border-left="0.74pt solid #dedede" style:direction="ltr" fo:padding="0.071cm" fo:border-right="non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order-left="0.74pt solid #dedede" fo:padding="0.071cm" fo:border-right="none" style:rotation-align="none" fo:border-top="none"/>
    </style:style>
    <style:style style:name="ce63" style:family="table-cell" style:parent-style-name="Default" style:data-style-name="N108">
      <style:table-cell-properties fo:border-bottom="0.74pt solid #dedede" fo:border-left="0.74pt solid #dedede" fo:padding="0.071cm" fo:border-right="none" style:rotation-align="none" fo:border-top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8">
      <style:table-cell-properties fo:border-bottom="0.74pt solid #dedede" fo:border-left="0.74pt solid #dedede" fo:padding="0.071cm" fo:border-right="none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8">
      <style:table-cell-properties fo:border-bottom="none" fo:border-left="0.74pt solid #dedede" fo:padding="0.071cm" fo:border-right="none" style:rotation-align="none" fo:border-top="none"/>
    </style:style>
    <style:style style:name="ce66" style:family="table-cell" style:parent-style-name="Default" style:data-style-name="N108">
      <style:table-cell-properties fo:border-bottom="0.74pt solid #dedede" fo:border-left="0.74pt solid #deded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8">
      <style:table-cell-properties fo:border-bottom="2.49pt double-thin #dedede" style:border-line-width-bottom="0.018cm 0.053cm 0.018cm" fo:background-color="#40401f" fo:border-left="0.74pt solid #dedede" fo:padding="0.071c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5">
      <style:table-cell-properties fo:border="none" fo:padding="0.071cm" style:rotation-align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0" style:family="table-cell" style:parent-style-name="Default">
      <style:table-cell-properties style:glyph-orientation-vertical="0" fo:border-bottom="0.74pt solid #deded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wrap" fo:border-left="0.74pt solid #dedede" style:direction="ltr" fo:padding="0.071cm" fo:border-right="2.49pt double-thin #dedede" style:border-line-width-right="0.018cm 0.053cm 0.018cm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order-left="0.74pt solid #dedede" fo:padding="0.071cm" fo:border-right="2.49pt double-thin #dedede" style:border-line-width-right="0.018cm 0.053cm 0.018cm" style:rotation-align="none" fo:border-top="none"/>
    </style:style>
    <style:style style:name="ce73" style:family="table-cell" style:parent-style-name="Default" style:data-style-name="N108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8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8">
      <style:table-cell-properties fo:border-bottom="none" fo:border-left="0.74pt solid #dedede" fo:padding="0.071cm" fo:border-right="2.49pt double-thin #dedede" style:border-line-width-right="0.018cm 0.053cm 0.018cm" style:rotation-align="none" fo:border-top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8">
      <style:table-cell-properties fo:border-bottom="2.49pt double-thin #dedede" style:border-line-width-bottom="0.018cm 0.053cm 0.018cm" fo:background-color="#40401f" fo:border-left="0.74pt solid #dedede" fo:padding="0.071cm" fo:border-right="2.49pt double-thin #dedede" style:border-line-width-right="0.018cm 0.053cm 0.018cm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2.49pt double-thin #dedede" style:border-line-width-left="0.018cm 0.053cm 0.018cm" style:direction="ltr" fo:padding="0.071cm" fo:border-right="none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2.49pt double-thin #dedede" style:border-line-width-left="0.018cm 0.053cm 0.018cm" style:direction="ltr" fo:padding="0.071cm" fo:border-right="0.74pt solid #deded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06pt solid #dedede" fo:border-left="2.49pt double-thin #dedede" style:border-line-width-left="0.018cm 0.053cm 0.018cm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dedede" fo:border-left="2.49pt double-thin #dedede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dedede" fo:border-left="2.49pt double-thin #dedede" style:border-line-width-left="0.018cm 0.053cm 0.018cm" fo:padding="0.071cm" fo:border-right="non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dedede" fo:border-left="2.49pt double-thin #dedede" style:border-line-width-left="0.018cm 0.053cm 0.018cm" fo:padding="0.071cm" fo:border-right="non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2.49pt double-thin #dedede" style:border-line-width-bottom="0.018cm 0.053cm 0.018cm" fo:border-left="2.49pt double-thin #dedede" style:border-line-width-left="0.018cm 0.053cm 0.018cm" fo:padding="0.071cm" fo:border-right="non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2.49pt double-thin #dedede" style:border-line-width-left="0.018cm 0.053cm 0.018cm" style:direction="ltr" fo:padding="0.071cm" fo:border-right="2.49pt double-thin #dedede" style:border-line-width-right="0.018cm 0.053cm 0.018cm" style:rotation-angle="0" style:rotation-align="none" style:shrink-to-fit="false" fo:border-top="2.49pt double-thin #dedede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2.49pt double-thin #dedede" style:border-line-width-left="0.018cm 0.053cm 0.018cm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dedede" fo:border-left="2.49pt double-thin #dedede" style:border-line-width-left="0.018cm 0.053cm 0.018cm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2.49pt double-thin #dedede" style:border-line-width-left="0.018cm 0.053cm 0.018cm" style:direction="ltr" fo:padding="0.071cm" fo:border-right="0.06pt solid #deded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order-left="2.49pt double-thin #dedede" style:border-line-width-left="0.018cm 0.053cm 0.018cm" fo:padding="0.071cm" fo:border-right="non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padding="0.071cm" fo:border-right="none" style:rotation-align="none" fo:border-top="2.49pt double-thin #dedede" style:border-line-width-top="0.018cm 0.053cm 0.018cm"/>
    </style:style>
    <style:style style:name="ce90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edede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0.06pt solid #dedede" fo:border-left="none" fo:padding="0.071cm" fo:border-right="0.74pt solid #deded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dedede" fo:border-left="none" fo:padding="0.071cm" fo:border-right="0.74pt solid #dedede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dedede" fo:border-left="none" fo:padding="0.071cm" fo:border-right="0.74pt solid #deded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dedede" fo:border-left="none" fo:padding="0.071cm" fo:border-right="0.74pt solid #deded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2.49pt double-thin #dedede" style:border-line-width-bottom="0.018cm 0.053cm 0.018cm" fo:border-left="none" fo:padding="0.071cm" fo:border-right="0.74pt solid #dedede" style:rotation-align="none" fo:border-top="0.74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="none" fo:padding="0.071cm" style:rotation-align="none"/>
    </style:style>
    <style:style style:name="ce98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dedede" fo:border-left="none" fo:padding="0.071cm" fo:border-right="0.06pt solid #deded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dedede" fo:border-left="none" fo:padding="0.071cm" fo:border-right="0.06pt solid #deded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0.06pt solid #deded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none" fo:padding="0.071cm" fo:border-right="0.06pt solid #dedede" style:rotation-align="none" fo:border-top="0.06pt solid #deded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6pt solid #dedede" style:text-align-source="fix" style:repeat-content="false" fo:wrap-option="no-wrap" fo:border-left="0.06pt solid #dedede" style:direction="ltr" fo:padding="0.071cm" fo:border-right="non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dedede" style:text-align-source="fix" style:repeat-content="false" fo:wrap-option="no-wrap" fo:border-left="0.06pt solid #dedede" style:direction="ltr" fo:padding="0.071cm" fo:border-right="non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dedede" style:text-align-source="fix" style:repeat-content="false" fo:wrap-option="no-wrap" fo:border-left="0.06pt solid #deded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dedede" style:text-align-source="fix" style:repeat-content="false" fo:wrap-option="no-wrap" fo:border-left="0.06pt solid #deded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2.49pt double-thin #dedede" style:border-line-width-bottom="0.018cm 0.053cm 0.018cm" style:text-align-source="fix" style:repeat-content="false" fo:wrap-option="no-wrap" fo:border-left="0.06pt solid #deded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40401f" style:text-align-source="fix" style:repeat-content="false" fo:wrap-option="no-wrap" fo:border="0.74pt solid #deded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deded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deded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text-align-source="fix" style:repeat-content="false" fo:wrap-option="no-wrap" fo:border-left="0.74pt solid #dedede" style:direction="ltr" fo:padding="0.071cm" fo:border-right="0.74pt solid #deded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deded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deded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deded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deded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2.49pt double-thin #dedede" style:border-line-width-bottom="0.018cm 0.053cm 0.018cm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dedede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dedede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dedede" style:rotation-angle="0" style:rotation-align="none" style:shrink-to-fit="false" fo:border-top="0.06pt solid #deded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dedede" fo:background-color="#40401f" fo:border-left="none" fo:padding="0.071cm" fo:border-right="2.49pt double-thin #dedede" style:border-line-width-right="0.018cm 0.053cm 0.018cm" style:rotation-align="none" fo:border-top="2.49pt double-thin #dedede" style:border-line-width-top="0.018cm 0.053cm 0.018cm"/>
    </style:style>
    <style:style style:name="ce122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2.49pt double-thin #dedede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09">
      <style:table-cell-properties fo:border-bottom="non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109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0.06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9">
      <style:table-cell-properties fo:border-bottom="0.06pt solid #deded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09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9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9">
      <style:table-cell-properties fo:border-bottom="2.49pt double-thin #dedede" style:border-line-width-bottom="0.018cm 0.053cm 0.018cm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dedede" fo:background-color="#40401f" style:text-align-source="fix" style:repeat-content="false" fo:wrap-option="no-wrap" fo:border-left="none" style:direction="ltr" fo:padding="0.071cm" fo:border-right="2.49pt double-thin #dedede" style:border-line-width-right="0.018cm 0.053cm 0.018cm" style:rotation-angle="0" style:rotation-align="none" style:shrink-to-fit="false" fo:border-top="2.49pt double-thin #dedede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none" fo:border-left="none" fo:padding="0.071cm" fo:border-right="2.49pt double-thin #dedede" style:border-line-width-right="0.018cm 0.053cm 0.018cm" style:rotation-align="none" fo:border-top="none"/>
    </style:style>
    <style:style style:name="ce131" style:family="table-cell" style:parent-style-name="Default" style:data-style-name="N116">
      <style:table-cell-properties style:glyph-orientation-vertical="0" fo:border-bottom="0.74pt solid #dedede" fo:background-color="#40401f" style:text-align-source="fix" style:repeat-content="false" fo:wrap-option="no-wrap" fo:border-left="0.74pt solid #dedede" style:direction="ltr" fo:padding="0.071cm" fo:border-right="2.49pt double-thin #dedede" style:border-line-width-right="0.018cm 0.053cm 0.018cm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12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12">
      <style:table-cell-properties fo:border-bottom="none" fo:border-left="none" fo:padding="0.071cm" fo:border-right="2.49pt double-thin #dedede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11">
      <style:table-cell-properties fo:border-bottom="0.74pt solid #deded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11">
      <style:table-cell-properties fo:border-bottom="none" fo:border-left="0.74pt solid #dedede" fo:padding="0.071cm" fo:border-right="2.49pt double-thin #dedede" style:border-line-width-right="0.018cm 0.053cm 0.018cm" style:rotation-align="none" fo:border-top="0.74pt solid #deded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1" table:default-cell-style-name="ce13"/>
        <table:table-column table:style-name="co2" table:default-cell-style-name="ce13"/>
        <table:table-column table:style-name="co4" table:default-cell-style-name="ce13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ILAN DE LA SA SEGURE</text:p>
          </table:table-cell>
          <table:covered-table-cell table:style-name="ce14"/>
          <table:covered-table-cell table:number-columns-repeated="4" table:style-name="ce27"/>
          <table:table-cell table:style-name="ce10" table:number-columns-repeated="1018"/>
        </table:table-row>
        <table:table-row table:style-name="ro1">
          <table:table-cell table:style-name="ce2" table:number-columns-repeated="6"/>
          <table:table-cell table:style-name="ce10" table:number-columns-repeated="1018"/>
        </table:table-row>
        <table:table-row table:style-name="ro2">
          <table:table-cell table:style-name="ce3" office:value-type="string" calcext:value-type="string">
            <text:p>ACTIF</text:p>
          </table:table-cell>
          <table:table-cell table:style-name="ce15" office:value-type="string" calcext:value-type="string">
            <text:p>BRUT</text:p>
          </table:table-cell>
          <table:table-cell table:style-name="ce28" office:value-type="string" calcext:value-type="string">
            <text:p>Amort &amp;Prov</text:p>
          </table:table-cell>
          <table:table-cell table:style-name="ce15" office:value-type="string" calcext:value-type="string">
            <text:p>NET</text:p>
          </table:table-cell>
          <table:table-cell table:style-name="ce15" office:value-type="string" calcext:value-type="string">
            <text:p>PASSIF</text:p>
          </table:table-cell>
          <table:table-cell table:style-name="ce15" office:value-type="string" calcext:value-type="string">
            <text:p>NET</text:p>
          </table:table-cell>
          <table:table-cell table:style-name="ce10" table:number-columns-repeated="1018"/>
        </table:table-row>
        <table:table-row table:style-name="ro1">
          <table:table-cell table:style-name="ce4" office:value-type="string" calcext:value-type="string">
            <text:p>ACTIF IMMOBILISE</text:p>
          </table:table-cell>
          <table:table-cell table:style-name="ce16" table:number-columns-repeated="3"/>
          <table:table-cell table:style-name="ce36" office:value-type="string" calcext:value-type="string">
            <text:p>CAPITAUX PROPRES</text:p>
          </table:table-cell>
          <table:table-cell table:style-name="ce43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Immobilisations incorporelles :</text:p>
          </table:table-cell>
          <table:table-cell table:style-name="ce17" table:number-columns-repeated="3"/>
          <table:table-cell table:style-name="ce37" office:value-type="string" calcext:value-type="string">
            <text:p>Capital [dont versé........................]</text:p>
          </table:table-cell>
          <table:table-cell table:style-name="ce44" office:value-type="float" office:value="50000" calcext:value-type="float">
            <text:p>50 0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Frais d'établissement</text:p>
          </table:table-cell>
          <table:table-cell table:style-name="ce18" office:value-type="float" office:value="600" calcext:value-type="float">
            <text:p>600 <text:s/></text:p>
          </table:table-cell>
          <table:table-cell table:style-name="ce18" office:value-type="float" office:value="400" calcext:value-type="float">
            <text:p>400 <text:s/></text:p>
          </table:table-cell>
          <table:table-cell table:style-name="ce30" table:formula="of:=[.B6]-[.C6]" office:value-type="float" office:value="200" calcext:value-type="float">
            <text:p>200 <text:s/></text:p>
          </table:table-cell>
          <table:table-cell table:style-name="ce37" office:value-type="string" calcext:value-type="string">
            <text:p>Réserves :</text:p>
          </table:table-cell>
          <table:table-cell table:style-name="ce45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Concessions, brevets, licences</text:p>
          </table:table-cell>
          <table:table-cell table:style-name="ce18" table:number-columns-repeated="2"/>
          <table:table-cell table:style-name="ce30" table:formula="of:=[.B7]-[.C7]" office:value-type="float" office:value="0" calcext:value-type="float">
            <text:p>0 <text:s/></text:p>
          </table:table-cell>
          <table:table-cell table:style-name="ce37" office:value-type="string" calcext:value-type="string">
            <text:p><text:s text:c="2"/>Réserve légale</text:p>
          </table:table-cell>
          <table:table-cell table:style-name="ce44" office:value-type="float" office:value="610" calcext:value-type="float">
            <text:p>61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Fonds commercial</text:p>
          </table:table-cell>
          <table:table-cell table:style-name="ce18" office:value-type="float" office:value="20000" calcext:value-type="float">
            <text:p>20 000 <text:s/></text:p>
          </table:table-cell>
          <table:table-cell table:style-name="ce18"/>
          <table:table-cell table:style-name="ce30" table:formula="of:=[.B8]-[.C8]" office:value-type="float" office:value="20000" calcext:value-type="float">
            <text:p>20 000 <text:s/></text:p>
          </table:table-cell>
          <table:table-cell table:style-name="ce37" office:value-type="string" calcext:value-type="string">
            <text:p><text:s text:c="2"/>Réserves statut. ou contractuelles</text:p>
          </table:table-cell>
          <table:table-cell table:style-name="ce44" office:value-type="float" office:value="9200" calcext:value-type="float">
            <text:p>9 2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Immobilisations corporelles :</text:p>
          </table:table-cell>
          <table:table-cell table:style-name="ce19" table:number-columns-repeated="2"/>
          <table:table-cell table:style-name="ce31"/>
          <table:table-cell table:style-name="ce37" office:value-type="string" calcext:value-type="string">
            <text:p><text:s text:c="2"/>Autres réserves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Terrains</text:p>
          </table:table-cell>
          <table:table-cell table:style-name="ce18" table:number-columns-repeated="2"/>
          <table:table-cell table:style-name="ce30" table:formula="of:=[.B10]-[.C10]" office:value-type="float" office:value="0" calcext:value-type="float">
            <text:p>0 <text:s/></text:p>
          </table:table-cell>
          <table:table-cell table:style-name="ce37" office:value-type="string" calcext:value-type="string">
            <text:p>Report à nouveau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Constructions</text:p>
          </table:table-cell>
          <table:table-cell table:style-name="ce18" table:number-columns-repeated="2"/>
          <table:table-cell table:style-name="ce30" table:formula="of:=[.B11]-[.C11]" office:value-type="float" office:value="0" calcext:value-type="float">
            <text:p>0 <text:s/></text:p>
          </table:table-cell>
          <table:table-cell table:style-name="ce38" office:value-type="string" calcext:value-type="string">
            <text:p>Résultat de l'exercice</text:p>
          </table:table-cell>
          <table:table-cell table:style-name="ce46" office:value-type="float" office:value="4160" calcext:value-type="float">
            <text:p>4 16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Install. tech. mat. et out. indus</text:p>
          </table:table-cell>
          <table:table-cell table:style-name="ce18" office:value-type="float" office:value="178600" calcext:value-type="float">
            <text:p>178 600 <text:s/></text:p>
          </table:table-cell>
          <table:table-cell table:style-name="ce18" office:value-type="float" office:value="99400" calcext:value-type="float">
            <text:p>99 400 <text:s/></text:p>
          </table:table-cell>
          <table:table-cell table:style-name="ce30" table:formula="of:=[.B12]-[.C12]" office:value-type="float" office:value="79200" calcext:value-type="float">
            <text:p>79 200 <text:s/></text:p>
          </table:table-cell>
          <table:table-cell table:style-name="ce39" office:value-type="string" calcext:value-type="string">
            <text:p>Total I <text:s/></text:p>
          </table:table-cell>
          <table:table-cell table:style-name="ce47" table:formula="of:=SUM([.F5:.F11])" office:value-type="float" office:value="63970" calcext:value-type="float">
            <text:p>63 97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Autres</text:p>
          </table:table-cell>
          <table:table-cell table:style-name="ce18" office:value-type="float" office:value="68270" calcext:value-type="float">
            <text:p>68 270 <text:s/></text:p>
          </table:table-cell>
          <table:table-cell table:style-name="ce18" office:value-type="float" office:value="38200" calcext:value-type="float">
            <text:p>38 200 <text:s/></text:p>
          </table:table-cell>
          <table:table-cell table:style-name="ce30" table:formula="of:=[.B13]-[.C13]" office:value-type="float" office:value="30070" calcext:value-type="float">
            <text:p>30 070 <text:s/></text:p>
          </table:table-cell>
          <table:table-cell table:style-name="ce36" office:value-type="string" calcext:value-type="string">
            <text:p>PROVISIONS P RISQUES &amp; CHARGES</text:p>
          </table:table-cell>
          <table:table-cell table:style-name="ce48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Immobilisations financières</text:p>
          </table:table-cell>
          <table:table-cell table:style-name="ce19" table:number-columns-repeated="2"/>
          <table:table-cell table:style-name="ce31"/>
          <table:table-cell table:style-name="ce37" office:value-type="string" calcext:value-type="string">
            <text:p>Provisions pour risques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Titres immobilisés</text:p>
          </table:table-cell>
          <table:table-cell table:style-name="ce18" office:value-type="float" office:value="1060" calcext:value-type="float">
            <text:p>1 060 <text:s/></text:p>
          </table:table-cell>
          <table:table-cell table:style-name="ce18"/>
          <table:table-cell table:style-name="ce30" table:formula="of:=[.B15]-[.C15]" office:value-type="float" office:value="1060" calcext:value-type="float">
            <text:p>1 060 <text:s/></text:p>
          </table:table-cell>
          <table:table-cell table:style-name="ce40" office:value-type="string" calcext:value-type="string">
            <text:p>Provisions pour charges</text:p>
          </table:table-cell>
          <table:table-cell table:style-name="ce44" office:value-type="float" office:value="6040" calcext:value-type="float">
            <text:p>6 04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Prêts</text:p>
          </table:table-cell>
          <table:table-cell table:style-name="ce20" office:value-type="float" office:value="5200" calcext:value-type="float">
            <text:p>5 200 <text:s/></text:p>
          </table:table-cell>
          <table:table-cell table:style-name="ce20"/>
          <table:table-cell table:style-name="ce32" table:formula="of:=[.B16]-[.C16]" office:value-type="float" office:value="5200" calcext:value-type="float">
            <text:p>5 200 <text:s/></text:p>
          </table:table-cell>
          <table:table-cell table:style-name="ce39" office:value-type="string" calcext:value-type="string">
            <text:p>Total II <text:s/></text:p>
          </table:table-cell>
          <table:table-cell table:style-name="ce47" table:formula="of:=[.F14]+[.F15]" office:value-type="float" office:value="6040" calcext:value-type="float">
            <text:p>6 040 <text:s/>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<text:s text:c="10"/>Total I <text:s/></text:p>
          </table:table-cell>
          <table:table-cell table:style-name="ce21" table:formula="of:=SUM([.B6:.B16])" office:value-type="float" office:value="273730" calcext:value-type="float">
            <text:p>273 730 <text:s/></text:p>
          </table:table-cell>
          <table:table-cell table:style-name="ce21" table:formula="of:=SUM([.C6:.C16])" office:value-type="float" office:value="138000" calcext:value-type="float">
            <text:p>138 000 <text:s/></text:p>
          </table:table-cell>
          <table:table-cell table:style-name="ce21" table:formula="of:=[.B17]-[.C17]" office:value-type="float" office:value="135730" calcext:value-type="float">
            <text:p>135 730 <text:s/></text:p>
          </table:table-cell>
          <table:table-cell table:style-name="ce36" office:value-type="string" calcext:value-type="string">
            <text:p>DETTES</text:p>
          </table:table-cell>
          <table:table-cell table:style-name="ce49"/>
          <table:table-cell table:style-name="ce10" table:number-columns-repeated="1018"/>
        </table:table-row>
        <table:table-row table:style-name="ro1">
          <table:table-cell table:style-name="ce4" office:value-type="string" calcext:value-type="string">
            <text:p>ACTIF CIRCULANT</text:p>
          </table:table-cell>
          <table:table-cell table:style-name="ce22" table:number-columns-repeated="3"/>
          <table:table-cell table:style-name="ce37" office:value-type="string" calcext:value-type="string">
            <text:p>Dettes financières :</text:p>
          </table:table-cell>
          <table:table-cell table:style-name="ce49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Stocks et en-cours :</text:p>
          </table:table-cell>
          <table:table-cell table:style-name="ce22" table:number-columns-repeated="3"/>
          <table:table-cell table:style-name="ce37" office:value-type="string" calcext:value-type="string">
            <text:p><text:s text:c="2"/>Emp., dettes auprès étab. créd. (2)</text:p>
          </table:table-cell>
          <table:table-cell table:style-name="ce44" office:value-type="float" office:value="2720" calcext:value-type="float">
            <text:p>2 72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Matières premières</text:p>
          </table:table-cell>
          <table:table-cell table:style-name="ce18" office:value-type="float" office:value="24600" calcext:value-type="float">
            <text:p>24 600 <text:s/></text:p>
          </table:table-cell>
          <table:table-cell table:style-name="ce18"/>
          <table:table-cell table:style-name="ce30" table:formula="of:=[.B20]-[.C20]" office:value-type="float" office:value="24600" calcext:value-type="float">
            <text:p>24 600 <text:s/></text:p>
          </table:table-cell>
          <table:table-cell table:style-name="ce37" office:value-type="string" calcext:value-type="string">
            <text:p><text:s text:c="2"/>Emprunts et dettes financ. divers</text:p>
          </table:table-cell>
          <table:table-cell table:style-name="ce44" office:value-type="float" office:value="89200" calcext:value-type="float">
            <text:p>89 2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Produits finis</text:p>
          </table:table-cell>
          <table:table-cell table:style-name="ce18" office:value-type="float" office:value="17200" calcext:value-type="float">
            <text:p>17 200 <text:s/></text:p>
          </table:table-cell>
          <table:table-cell table:style-name="ce18"/>
          <table:table-cell table:style-name="ce30" table:formula="of:=[.B21]-[.C21]" office:value-type="float" office:value="17200" calcext:value-type="float">
            <text:p>17 200 <text:s/></text:p>
          </table:table-cell>
          <table:table-cell table:style-name="ce37" office:value-type="string" calcext:value-type="string">
            <text:p>Avances et acomptes reçus/commandes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Marchandises</text:p>
          </table:table-cell>
          <table:table-cell table:style-name="ce18" table:number-columns-repeated="2"/>
          <table:table-cell table:style-name="ce30" table:formula="of:=[.B22]-[.C22]" office:value-type="float" office:value="0" calcext:value-type="float">
            <text:p>0 <text:s/></text:p>
          </table:table-cell>
          <table:table-cell table:style-name="ce37" office:value-type="string" calcext:value-type="string">
            <text:p>Dettes d'exploitation :</text:p>
          </table:table-cell>
          <table:table-cell table:style-name="ce49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Avances et acomptes versés/commandes</text:p>
          </table:table-cell>
          <table:table-cell table:style-name="ce18" table:number-columns-repeated="2"/>
          <table:table-cell table:style-name="ce30" table:formula="of:=[.B23]" office:value-type="float" office:value="0" calcext:value-type="float">
            <text:p>0 <text:s/></text:p>
          </table:table-cell>
          <table:table-cell table:style-name="ce37" office:value-type="string" calcext:value-type="string">
            <text:p><text:s text:c="2"/>Dettes Fournis. et Cptes rattachés</text:p>
          </table:table-cell>
          <table:table-cell table:style-name="ce44" office:value-type="float" office:value="84200" calcext:value-type="float">
            <text:p>84 2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Créances d'exploitation :</text:p>
          </table:table-cell>
          <table:table-cell table:style-name="ce19" table:number-columns-repeated="2"/>
          <table:table-cell table:style-name="ce31"/>
          <table:table-cell table:style-name="ce37" office:value-type="string" calcext:value-type="string">
            <text:p><text:s text:c="2"/>Dettes fiscales et sociales</text:p>
          </table:table-cell>
          <table:table-cell table:style-name="ce44" office:value-type="float" office:value="166800" calcext:value-type="float">
            <text:p>166 8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Créances Clients, Cptes rattachés</text:p>
          </table:table-cell>
          <table:table-cell table:style-name="ce18" office:value-type="float" office:value="304400" calcext:value-type="float">
            <text:p>304 400 <text:s/></text:p>
          </table:table-cell>
          <table:table-cell table:style-name="ce18" office:value-type="float" office:value="4200" calcext:value-type="float">
            <text:p>4 200 <text:s/></text:p>
          </table:table-cell>
          <table:table-cell table:style-name="ce30" table:formula="of:=[.B25]-[.C25]" office:value-type="float" office:value="300200" calcext:value-type="float">
            <text:p>300 200 <text:s/></text:p>
          </table:table-cell>
          <table:table-cell table:style-name="ce37" office:value-type="string" calcext:value-type="string">
            <text:p><text:s text:c="2"/>Autres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<text:s text:c="2"/>Autres</text:p>
          </table:table-cell>
          <table:table-cell table:style-name="ce18" office:value-type="float" office:value="7000" calcext:value-type="float">
            <text:p>7 000 <text:s/></text:p>
          </table:table-cell>
          <table:table-cell table:style-name="ce18"/>
          <table:table-cell table:style-name="ce30" table:formula="of:=[.B26]-[.C26]" office:value-type="float" office:value="7000" calcext:value-type="float">
            <text:p>7 000 <text:s/></text:p>
          </table:table-cell>
          <table:table-cell table:style-name="ce37" office:value-type="string" calcext:value-type="string">
            <text:p>Dettes diverses :</text:p>
          </table:table-cell>
          <table:table-cell table:style-name="ce49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Créances diverses</text:p>
          </table:table-cell>
          <table:table-cell table:style-name="ce18" table:number-columns-repeated="2"/>
          <table:table-cell table:style-name="ce30" table:formula="of:=[.B27]-[.C27]" office:value-type="float" office:value="0" calcext:value-type="float">
            <text:p>0 <text:s/></text:p>
          </table:table-cell>
          <table:table-cell table:style-name="ce37" office:value-type="string" calcext:value-type="string">
            <text:p><text:s text:c="2"/>Dettes/immo. &amp; comptes rattachés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Valeurs mobilières de placement</text:p>
          </table:table-cell>
          <table:table-cell table:style-name="ce18" office:value-type="float" office:value="920" calcext:value-type="float">
            <text:p>920 <text:s/></text:p>
          </table:table-cell>
          <table:table-cell table:style-name="ce18"/>
          <table:table-cell table:style-name="ce30" table:formula="of:=[.B28]-[.C28]" office:value-type="float" office:value="920" calcext:value-type="float">
            <text:p>920 <text:s/></text:p>
          </table:table-cell>
          <table:table-cell table:style-name="ce37" office:value-type="string" calcext:value-type="string">
            <text:p><text:s text:c="2"/>Dettes fiscales (IS)</text:p>
          </table:table-cell>
          <table:table-cell table:style-name="ce44" office:value-type="float" office:value="11400" calcext:value-type="float">
            <text:p>11 400 <text:s/></text:p>
          </table:table-cell>
          <table:table-cell table:style-name="ce10" table:number-columns-repeated="1018"/>
        </table:table-row>
        <table:table-row table:style-name="ro1">
          <table:table-cell table:style-name="ce5" office:value-type="string" calcext:value-type="string">
            <text:p>Disponibilités</text:p>
          </table:table-cell>
          <table:table-cell table:style-name="ce18" office:value-type="float" office:value="600" calcext:value-type="float">
            <text:p>600 <text:s/></text:p>
          </table:table-cell>
          <table:table-cell table:style-name="ce18"/>
          <table:table-cell table:style-name="ce30" table:formula="of:=[.B29]" office:value-type="float" office:value="600" calcext:value-type="float">
            <text:p>600 <text:s/></text:p>
          </table:table-cell>
          <table:table-cell table:style-name="ce37" office:value-type="string" calcext:value-type="string">
            <text:p><text:s text:c="2"/>Autres</text:p>
          </table:table-cell>
          <table:table-cell table:style-name="ce44" office:value-type="float" office:value="68600" calcext:value-type="float">
            <text:p>68 600 <text:s/></text:p>
          </table:table-cell>
          <table:table-cell table:style-name="ce10" table:number-columns-repeated="1018"/>
        </table:table-row>
        <table:table-row table:style-name="ro1">
          <table:table-cell table:style-name="ce4" office:value-type="string" calcext:value-type="string">
            <text:p>COMPTES DE REGULARISATION</text:p>
          </table:table-cell>
          <table:table-cell table:style-name="ce18" table:number-columns-repeated="2"/>
          <table:table-cell table:style-name="ce30"/>
          <table:table-cell table:style-name="ce36" office:value-type="string" calcext:value-type="string">
            <text:p>COMPTES DE REGULARISATION</text:p>
          </table:table-cell>
          <table:table-cell table:style-name="ce44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Charges constatées d'avances (1)</text:p>
          </table:table-cell>
          <table:table-cell table:style-name="ce20" office:value-type="float" office:value="6680" calcext:value-type="float">
            <text:p>6 680 <text:s/></text:p>
          </table:table-cell>
          <table:table-cell table:style-name="ce20"/>
          <table:table-cell table:style-name="ce32" table:formula="of:=[.B31]" office:value-type="float" office:value="6680" calcext:value-type="float">
            <text:p>6 680 <text:s/></text:p>
          </table:table-cell>
          <table:table-cell table:style-name="ce40" office:value-type="string" calcext:value-type="string">
            <text:p>Produits constatés d'avance (1)</text:p>
          </table:table-cell>
          <table:table-cell table:style-name="ce46"/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Total II <text:s/></text:p>
          </table:table-cell>
          <table:table-cell table:style-name="ce21" table:formula="of:=SUM([.B20:.B31])" office:value-type="float" office:value="361400" calcext:value-type="float">
            <text:p>361 400 <text:s/></text:p>
          </table:table-cell>
          <table:table-cell table:style-name="ce21" table:formula="of:=SUM([.C20:.C31])" office:value-type="float" office:value="4200" calcext:value-type="float">
            <text:p>4 200 <text:s/></text:p>
          </table:table-cell>
          <table:table-cell table:style-name="ce21" table:formula="of:=[.B32]-[.C32]" office:value-type="float" office:value="357200" calcext:value-type="float">
            <text:p>357 200 <text:s/></text:p>
          </table:table-cell>
          <table:table-cell table:style-name="ce39" office:value-type="string" calcext:value-type="string">
            <text:p>Total III <text:s/></text:p>
          </table:table-cell>
          <table:table-cell table:style-name="ce47" table:formula="of:=SUM([.F19:.F31])" office:value-type="float" office:value="422920" calcext:value-type="float">
            <text:p>422 920 <text:s/></text:p>
          </table:table-cell>
          <table:table-cell table:style-name="ce10" table:number-columns-repeated="1018"/>
        </table:table-row>
        <table:table-row table:style-name="ro1">
          <table:table-cell table:style-name="ce8" office:value-type="string" calcext:value-type="string">
            <text:p>TOTAL GENERAL</text:p>
          </table:table-cell>
          <table:table-cell table:style-name="ce23" table:formula="of:=[.B32]+[.B17]" office:value-type="float" office:value="635130" calcext:value-type="float">
            <text:p>635 130 <text:s/></text:p>
          </table:table-cell>
          <table:table-cell table:style-name="ce23" table:formula="of:=[.C17]+[.C32]" office:value-type="float" office:value="142200" calcext:value-type="float">
            <text:p>142 200 <text:s/></text:p>
          </table:table-cell>
          <table:table-cell table:style-name="ce23" table:formula="of:=[.B33]-[.C33]" office:value-type="float" office:value="492930" calcext:value-type="float">
            <text:p>492 930 <text:s/></text:p>
          </table:table-cell>
          <table:table-cell table:style-name="ce41" office:value-type="string" calcext:value-type="string">
            <text:p>TOTAL GENERAL</text:p>
          </table:table-cell>
          <table:table-cell table:style-name="ce50" table:formula="of:=[.F12]+[.F16]+[.F32]" office:value-type="float" office:value="492930" calcext:value-type="float">
            <text:p>492 930 <text:s/>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 table:number-columns-spanned="4" table:number-rows-spanned="1">
            <text:p>(1) Concernent l'exploitation</text:p>
          </table:table-cell>
          <table:covered-table-cell table:number-columns-repeated="2" table:style-name="ce24"/>
          <table:covered-table-cell table:style-name="ce33"/>
          <table:table-cell table:style-name="ce42" office:value-type="string" calcext:value-type="string">
            <text:p>(2) Dont concours banc. courants</text:p>
          </table:table-cell>
          <table:table-cell table:style-name="ce51" office:value-type="float" office:value="2720" calcext:value-type="float">
            <text:p>2 720 <text:s/>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RENSEIGNEMENTS COMPLEMENTAIRES POUR LE CALCUL DES RATIOS</text:p>
          </table:table-cell>
          <table:covered-table-cell table:number-columns-repeated="4" table:style-name="ce25"/>
          <table:covered-table-cell table:style-name="ce52"/>
          <table:table-cell table:style-name="ce10" table:number-columns-repeated="1018"/>
        </table:table-row>
        <table:table-row table:style-name="ro1">
          <table:table-cell table:style-name="ce12" office:value-type="string" calcext:value-type="string">
            <text:p>Chiffre d'affaires HT</text:p>
          </table:table-cell>
          <table:table-cell table:style-name="ce26"/>
          <table:table-cell table:style-name="ce29" office:value-type="float" office:value="1288800" calcext:value-type="float">
            <text:p>1 288 800 <text:s/></text:p>
          </table:table-cell>
          <table:table-cell table:style-name="ce34" office:value-type="string" calcext:value-type="string">
            <text:p>Achats de biens et services HT</text:p>
          </table:table-cell>
          <table:table-cell table:style-name="ce26"/>
          <table:table-cell table:style-name="ce29" office:value-type="float" office:value="454400" calcext:value-type="float">
            <text:p>454 400 <text:s/></text:p>
          </table:table-cell>
          <table:table-cell table:style-name="ce10" table:number-columns-repeated="1018"/>
        </table:table-row>
        <table:table-row table:style-name="ro3">
          <table:table-cell table:number-columns-repeated="6"/>
          <table:table-cell table:style-name="ce10" table:number-columns-repeated="1018"/>
        </table:table-row>
        <table:table-row table:style-name="ro1">
          <table:table-cell table:style-name="ce10" table:number-columns-repeated="3"/>
          <table:table-cell table:style-name="ce35"/>
          <table:table-cell table:style-name="ce10"/>
          <table:table-cell table:style-name="ce35"/>
          <table:table-cell table:style-name="ce10" table:number-columns-repeated="1018"/>
        </table:table-row>
        <table:table-row table:style-name="ro1" table:number-rows-repeated="4">
          <table:table-cell table:style-name="ce10" table:number-columns-repeated="3"/>
          <table:table-cell table:style-name="ce35"/>
          <table:table-cell table:style-name="ce10" table:number-columns-repeated="1020"/>
        </table:table-row>
        <table:table-row table:style-name="ro4" table:number-rows-repeated="90">
          <table:table-cell table:style-name="ce10" table:number-columns-repeated="1024"/>
        </table:table-row>
        <table:table-row table:style-name="ro4" table:number-rows-repeated="5">
          <table:table-cell table:number-columns-repeated="6"/>
          <table:table-cell table:style-name="ce10" table:number-columns-repeated="1018"/>
        </table:table-row>
        <table:table-row table:style-name="ro5">
          <table:table-cell table:number-columns-repeated="6"/>
          <table:table-cell table:style-name="ce10" table:number-columns-repeated="1018"/>
        </table:table-row>
        <table:table-row table:style-name="ro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6" table:number-rows-repeated="10484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ilan fontionnel" table:style-name="ta2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4" table:default-cell-style-name="ce13"/>
        <table:table-column table:style-name="co5" table:number-columns-repeated="1018" table:default-cell-style-name="Default"/>
        <table:table-row table:style-name="ro1">
          <table:table-cell table:style-name="ce10"/>
          <table:table-cell table:style-name="ce53" office:value-type="string" calcext:value-type="string" table:number-columns-spanned="4" table:number-rows-spanned="1">
            <text:p>BILAN CONDENSE FONCTIONNEL (Valeurs brutes)</text:p>
          </table:table-cell>
          <table:covered-table-cell table:number-columns-repeated="3" table:style-name="ce27"/>
          <table:table-cell table:style-name="ce10" table:number-columns-repeated="1019"/>
        </table:table-row>
        <table:table-row table:style-name="ro1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2">
          <table:table-cell table:style-name="ce10"/>
          <table:table-cell table:style-name="ce54" office:value-type="string" calcext:value-type="string">
            <text:p>ACTIF</text:p>
          </table:table-cell>
          <table:table-cell table:style-name="ce61" office:value-type="string" calcext:value-type="string">
            <text:p>MONTANTS N</text:p>
          </table:table-cell>
          <table:table-cell table:style-name="ce69" office:value-type="string" calcext:value-type="string">
            <text:p>PASSIF</text:p>
          </table:table-cell>
          <table:table-cell table:style-name="ce71" office:value-type="string" calcext:value-type="string">
            <text:p>MONTANTS N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5" office:value-type="string" calcext:value-type="string">
            <text:p><text:s/>ACTIFS STABLES</text:p>
          </table:table-cell>
          <table:table-cell table:style-name="ce62"/>
          <table:table-cell table:style-name="ce55" office:value-type="string" calcext:value-type="string">
            <text:p><text:s/>RESSOURCES STABLES</text:p>
          </table:table-cell>
          <table:table-cell table:style-name="ce72"/>
          <table:table-cell table:style-name="ce10" table:number-columns-repeated="1019"/>
        </table:table-row>
        <table:table-row table:style-name="ro1">
          <table:table-cell table:style-name="ce10"/>
          <table:table-cell table:style-name="ce56" office:value-type="string" calcext:value-type="string">
            <text:p><text:s text:c="3"/>Immob. incorporelles</text:p>
          </table:table-cell>
          <table:table-cell table:style-name="ce63" table:formula="of:=[$données.B6]+[$données.B8]" office:value-type="float" office:value="20600" calcext:value-type="float">
            <text:p>20 600 <text:s text:c="2"/></text:p>
          </table:table-cell>
          <table:table-cell table:style-name="ce56" office:value-type="string" calcext:value-type="string">
            <text:p><text:s text:c="3"/>Capitaux propres</text:p>
          </table:table-cell>
          <table:table-cell table:style-name="ce73" table:formula="of:=[$données.F12]" office:value-type="float" office:value="63970" calcext:value-type="float">
            <text:p>63 97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6" office:value-type="string" calcext:value-type="string">
            <text:p><text:s text:c="3"/>Immob. corporelles</text:p>
          </table:table-cell>
          <table:table-cell table:style-name="ce64" table:formula="of:=[$données.B12]+[$données.B13]" office:value-type="float" office:value="246870" calcext:value-type="float">
            <text:p>246 870 <text:s text:c="2"/></text:p>
          </table:table-cell>
          <table:table-cell table:style-name="ce56" office:value-type="string" calcext:value-type="string">
            <text:p><text:s text:c="3"/>Amortissements et provisions</text:p>
          </table:table-cell>
          <table:table-cell table:style-name="ce74" office:value-type="float" office:value="148240" calcext:value-type="float">
            <text:p>148 24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6" office:value-type="string" calcext:value-type="string">
            <text:p><text:s text:c="3"/>Immob. financières</text:p>
          </table:table-cell>
          <table:table-cell table:style-name="ce64" table:formula="of:=[$données.B15]+[$données.B16]" office:value-type="float" office:value="6260" calcext:value-type="float">
            <text:p>6 260 <text:s text:c="2"/></text:p>
          </table:table-cell>
          <table:table-cell table:style-name="ce56" office:value-type="string" calcext:value-type="string">
            <text:p><text:s text:c="3"/>Dettes financières stables</text:p>
          </table:table-cell>
          <table:table-cell table:style-name="ce74" table:formula="of:=[$données.F20]" office:value-type="float" office:value="89200" calcext:value-type="float">
            <text:p>89 20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7" office:value-type="string" calcext:value-type="string">
            <text:p>Sous-total 1</text:p>
          </table:table-cell>
          <table:table-cell table:style-name="ce64" table:formula="of:=[.C5]+[.C6]+[.C7]" office:value-type="float" office:value="273730" calcext:value-type="float">
            <text:p>273 730 <text:s text:c="2"/></text:p>
          </table:table-cell>
          <table:table-cell table:style-name="ce70" office:value-type="string" calcext:value-type="string">
            <text:p>Sous-total 1</text:p>
          </table:table-cell>
          <table:table-cell table:style-name="ce74" table:formula="of:=[.E5]+[.E6]+[.E7]" office:value-type="float" office:value="301410" calcext:value-type="float">
            <text:p>301 41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5" office:value-type="string" calcext:value-type="string">
            <text:p><text:s/>ACTIFS CIRCULANTS</text:p>
          </table:table-cell>
          <table:table-cell table:style-name="ce65"/>
          <table:table-cell table:style-name="ce55" office:value-type="string" calcext:value-type="string">
            <text:p><text:s/>PASSIFS CIRCULANTS</text:p>
          </table:table-cell>
          <table:table-cell table:style-name="ce75"/>
          <table:table-cell table:style-name="ce10" table:number-columns-repeated="1019"/>
        </table:table-row>
        <table:table-row table:style-name="ro1">
          <table:table-cell table:style-name="ce10"/>
          <table:table-cell table:style-name="ce56" office:value-type="string" calcext:value-type="string">
            <text:p><text:s text:c="3"/>Stocks</text:p>
          </table:table-cell>
          <table:table-cell table:style-name="ce63" table:formula="of:=[$données.B20]+[$données.B21]" office:value-type="float" office:value="41800" calcext:value-type="float">
            <text:p>41 800 <text:s text:c="2"/></text:p>
          </table:table-cell>
          <table:table-cell table:style-name="ce56"/>
          <table:table-cell table:style-name="ce75"/>
          <table:table-cell table:style-name="ce10" table:number-columns-repeated="1019"/>
        </table:table-row>
        <table:table-row table:style-name="ro1">
          <table:table-cell table:style-name="ce10"/>
          <table:table-cell table:style-name="ce56" office:value-type="string" calcext:value-type="string">
            <text:p><text:s text:c="3"/>Créances d'exploitation</text:p>
          </table:table-cell>
          <table:table-cell table:style-name="ce63" office:value-type="float" office:value="318080" calcext:value-type="float">
            <text:p>318 080 <text:s text:c="2"/></text:p>
          </table:table-cell>
          <table:table-cell table:style-name="ce56" office:value-type="string" calcext:value-type="string">
            <text:p><text:s text:c="3"/>Dettes d'exploitation</text:p>
          </table:table-cell>
          <table:table-cell table:style-name="ce73" office:value-type="float" office:value="251000" calcext:value-type="float">
            <text:p>251 00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8" office:value-type="string" calcext:value-type="string">
            <text:p>Actif circulant exploitation</text:p>
          </table:table-cell>
          <table:table-cell table:style-name="ce66" office:value-type="float" office:value="6600" calcext:value-type="float">
            <text:p>6 600 <text:s text:c="2"/></text:p>
          </table:table-cell>
          <table:table-cell table:style-name="ce56"/>
          <table:table-cell table:style-name="ce73"/>
          <table:table-cell table:style-name="ce10" table:number-columns-repeated="1019"/>
        </table:table-row>
        <table:table-row table:style-name="ro1">
          <table:table-cell table:style-name="ce10"/>
          <table:table-cell table:style-name="ce58" office:value-type="string" calcext:value-type="string">
            <text:p>Créances hors exploitation</text:p>
          </table:table-cell>
          <table:table-cell table:style-name="ce66" office:value-type="float" office:value="920" calcext:value-type="float">
            <text:p>920 <text:s text:c="2"/></text:p>
          </table:table-cell>
          <table:table-cell table:style-name="ce56" office:value-type="string" calcext:value-type="string">
            <text:p><text:s text:c="3"/>Dettes hors exploitation</text:p>
          </table:table-cell>
          <table:table-cell table:style-name="ce74" office:value-type="float" office:value="80000" calcext:value-type="float">
            <text:p>80 00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8" office:value-type="string" calcext:value-type="string">
            <text:p>Trésorerie actif</text:p>
          </table:table-cell>
          <table:table-cell table:style-name="ce66" office:value-type="float" office:value="600" calcext:value-type="float">
            <text:p>600 <text:s text:c="2"/></text:p>
          </table:table-cell>
          <table:table-cell table:style-name="ce56" office:value-type="string" calcext:value-type="string">
            <text:p><text:s text:c="3"/>Trésorerie passif</text:p>
          </table:table-cell>
          <table:table-cell table:style-name="ce74" office:value-type="float" office:value="2720" calcext:value-type="float">
            <text:p>2 72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7" office:value-type="string" calcext:value-type="string">
            <text:p>Sous-total 2</text:p>
          </table:table-cell>
          <table:table-cell table:style-name="ce64" office:value-type="float" office:value="364000" calcext:value-type="float">
            <text:p>364 000 <text:s text:c="2"/></text:p>
          </table:table-cell>
          <table:table-cell table:style-name="ce70" office:value-type="string" calcext:value-type="string">
            <text:p>Sous-total 2</text:p>
          </table:table-cell>
          <table:table-cell table:style-name="ce74" office:value-type="float" office:value="333720" calcext:value-type="float">
            <text:p>333 72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59" office:value-type="string" calcext:value-type="string">
            <text:p><text:s text:c="4"/>TOTAL GENERAL : </text:p>
          </table:table-cell>
          <table:table-cell table:style-name="ce203" office:value-type="float" office:value="635130" calcext:value-type="float">
            <text:p>635 130 <text:s text:c="2"/></text:p>
          </table:table-cell>
          <table:table-cell table:style-name="ce59" office:value-type="string" calcext:value-type="string">
            <text:p><text:s text:c="4"/>TOTAL GENERAL : </text:p>
          </table:table-cell>
          <table:table-cell table:style-name="ce212" office:value-type="float" office:value="635130" calcext:value-type="float">
            <text:p>635 130 <text:s text:c="2"/></text:p>
          </table:table-cell>
          <table:table-cell table:style-name="ce10" table:number-columns-repeated="1019"/>
        </table:table-row>
        <table:table-row table:style-name="ro1">
          <table:table-cell table:style-name="ce10"/>
          <table:table-cell table:style-name="ce60"/>
          <table:table-cell table:style-name="ce68"/>
          <table:table-cell table:style-name="ce60"/>
          <table:table-cell table:style-name="ce68"/>
          <table:table-cell table:style-name="ce10" table:number-columns-repeated="1019"/>
        </table:table-row>
        <table:table-row table:style-name="ro4" table:number-rows-repeated="93">
          <table:table-cell table:style-name="ce10" table:number-columns-repeated="1024"/>
        </table:table-row>
        <table:table-row table:style-name="ro5">
          <table:table-cell table:style-name="ce10"/>
          <table:table-cell table:number-columns-repeated="4"/>
          <table:table-cell table:style-name="ce10" table:number-columns-repeated="1019"/>
        </table:table-row>
        <table:table-row table:style-name="ro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6" table:number-rows-repeated="10484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tude" table:style-name="ta3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1" table:default-cell-style-name="ce13"/>
        <table:table-column table:style-name="co9" table:default-cell-style-name="ce13"/>
        <table:table-column table:style-name="co10" table:default-cell-style-name="ce13"/>
        <table:table-column table:style-name="co12" table:default-cell-style-name="ce13"/>
        <table:table-column table:style-name="co4" table:default-cell-style-name="ce13"/>
        <table:table-column table:style-name="co5" table:number-columns-repeated="1016" table:default-cell-style-name="Default"/>
        <table:table-row table:style-name="ro1">
          <table:table-cell table:style-name="ce10"/>
          <table:table-cell table:number-columns-repeated="5"/>
          <table:table-cell table:style-name="ce10" table:number-columns-repeated="1018"/>
        </table:table-row>
        <table:table-row table:style-name="ro1">
          <table:table-cell table:style-name="ce10"/>
          <table:table-cell table:style-name="ce77" office:value-type="string" calcext:value-type="string" table:number-columns-spanned="4" table:number-rows-spanned="1">
            <text:p>ETUDE DU FONDS DE ROULEMENT</text:p>
          </table:table-cell>
          <table:covered-table-cell table:number-columns-repeated="3" table:style-name="ce90"/>
          <table:table-cell table:style-name="ce121"/>
          <table:table-cell table:style-name="ce10" table:number-columns-repeated="1018"/>
        </table:table-row>
        <table:table-row table:style-name="ro1">
          <table:table-cell table:style-name="ce10"/>
          <table:table-cell table:style-name="ce78" office:value-type="string" calcext:value-type="string" table:number-columns-spanned="2" table:number-rows-spanned="1">
            <text:p>Définitions</text:p>
          </table:table-cell>
          <table:covered-table-cell table:style-name="ce227"/>
          <table:table-cell table:style-name="ce227" office:value-type="string" calcext:value-type="string" table:number-columns-spanned="2" table:number-rows-spanned="1">
            <text:p>Formules</text:p>
          </table:table-cell>
          <table:covered-table-cell table:style-name="ce227"/>
          <table:table-cell table:style-name="ce122" office:value-type="string" calcext:value-type="string">
            <text:p>N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79" office:value-type="string" calcext:value-type="string">
            <text:p><text:s/>Fonds de roulement net global (FR)</text:p>
          </table:table-cell>
          <table:table-cell table:style-name="ce92"/>
          <table:table-cell table:style-name="ce103" office:value-type="string" calcext:value-type="string" table:number-columns-spanned="2" table:number-rows-spanned="1">
            <text:p>Ressources stables-Actifs stables</text:p>
          </table:table-cell>
          <table:covered-table-cell table:style-name="ce112"/>
          <table:table-cell table:style-name="ce123" table:formula="of:=301410-273730" office:value-type="float" office:value="27680" calcext:value-type="float">
            <text:p>27 680 <text:s text:c="2"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80"/>
          <table:table-cell table:style-name="ce93"/>
          <table:table-cell table:style-name="ce104" office:value-type="string" calcext:value-type="string" table:number-columns-spanned="2" table:number-rows-spanned="1">
            <text:p>ou Actifs circulants-Passifs circulants</text:p>
          </table:table-cell>
          <table:covered-table-cell table:style-name="ce113"/>
          <table:table-cell table:style-name="ce124" table:formula="of:=364000-333720" office:value-type="float" office:value="30280" calcext:value-type="float">
            <text:p>30 280 <text:s text:c="2"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81" office:value-type="string" calcext:value-type="string">
            <text:p><text:s/>Besoin en fonds de roulement d'exploitation (BFRE)</text:p>
          </table:table-cell>
          <table:table-cell table:style-name="ce94"/>
          <table:table-cell table:style-name="ce105" office:value-type="string" calcext:value-type="string" table:number-columns-spanned="2" table:number-rows-spanned="1">
            <text:p>Stocks+Créances d'exploit.-Dettes d'exploit.</text:p>
          </table:table-cell>
          <table:covered-table-cell table:style-name="ce114"/>
          <table:table-cell table:style-name="ce125" table:formula="of:=41800+318080-251000" office:value-type="float" office:value="108880" calcext:value-type="float">
            <text:p>108 880 <text:s text:c="2"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79" office:value-type="string" calcext:value-type="string">
            <text:p><text:s/>Besoin en fonds de roul. hors exploitation (BFRHE)</text:p>
          </table:table-cell>
          <table:table-cell table:style-name="ce92"/>
          <table:table-cell table:style-name="ce103" office:value-type="string" calcext:value-type="string" table:number-columns-spanned="2" table:number-rows-spanned="1">
            <text:p>Créances hors exploitation-Dettes hors exploitation</text:p>
          </table:table-cell>
          <table:covered-table-cell table:style-name="ce112"/>
          <table:table-cell table:style-name="ce126" table:formula="of:=920-80000" office:value-type="float" office:value="-79080" calcext:value-type="float">
            <text:p>-79 080 <text:s text:c="2"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80" office:value-type="string" calcext:value-type="string">
            <text:p><text:s/>Besoin en fonds de roulement</text:p>
          </table:table-cell>
          <table:table-cell table:style-name="ce93"/>
          <table:table-cell table:style-name="ce104" office:value-type="string" calcext:value-type="string" table:number-columns-spanned="2" table:number-rows-spanned="1">
            <text:p>BFRE+BFRHE</text:p>
          </table:table-cell>
          <table:covered-table-cell table:style-name="ce113"/>
          <table:table-cell table:style-name="ce127" table:formula="of:=[.F6]+[.F7]" office:value-type="float" office:value="29800" calcext:value-type="float">
            <text:p>29 800 <text:s text:c="2"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82" office:value-type="string" calcext:value-type="string">
            <text:p><text:s/>Trésorerie nette</text:p>
          </table:table-cell>
          <table:table-cell table:style-name="ce95"/>
          <table:table-cell table:style-name="ce106" office:value-type="string" calcext:value-type="string" table:number-columns-spanned="2" table:number-rows-spanned="1">
            <text:p>Trésorerie actif-Trésorerie passif</text:p>
          </table:table-cell>
          <table:covered-table-cell table:style-name="ce115"/>
          <table:table-cell table:style-name="ce127" table:formula="of:=620-2720" office:value-type="float" office:value="-2100" calcext:value-type="float">
            <text:p>-2 100 <text:s text:c="2"/></text:p>
          </table:table-cell>
          <table:table-cell table:style-name="ce35" table:number-columns-repeated="2"/>
          <table:table-cell table:style-name="ce10" table:number-columns-repeated="1016"/>
        </table:table-row>
        <table:table-row table:style-name="ro1">
          <table:table-cell table:style-name="ce10"/>
          <table:table-cell table:style-name="ce83" office:value-type="string" calcext:value-type="string">
            <text:p><text:s/>Vérification : <text:s/>FR-BFR = TRESORERIE NETTE</text:p>
          </table:table-cell>
          <table:table-cell table:style-name="ce96"/>
          <table:table-cell table:style-name="ce107"/>
          <table:table-cell table:style-name="ce116" office:value-type="string" calcext:value-type="string">
            <text:p>FR-BFR =</text:p>
          </table:table-cell>
          <table:table-cell table:style-name="ce128" table:formula="of:=[.F4]-[.F8]" office:value-type="float" office:value="-2120" calcext:value-type="float">
            <text:p>-2 120 <text:s text:c="2"/></text:p>
          </table:table-cell>
          <table:table-cell table:style-name="ce10" table:number-columns-repeated="1018"/>
        </table:table-row>
        <table:table-row table:style-name="ro1" table:number-rows-repeated="2">
          <table:table-cell table:style-name="ce10"/>
          <table:table-cell table:number-columns-repeated="5"/>
          <table:table-cell table:style-name="ce10" table:number-columns-repeated="1018"/>
        </table:table-row>
        <table:table-row table:style-name="ro1">
          <table:table-cell table:style-name="ce10"/>
          <table:table-cell table:style-name="ce84" office:value-type="string" calcext:value-type="string" table:number-columns-spanned="5" table:number-rows-spanned="1">
            <text:p>ETUDE DE LA STRUCTURE : LES RATIOS</text:p>
          </table:table-cell>
          <table:covered-table-cell table:number-columns-repeated="3" table:style-name="ce90"/>
          <table:covered-table-cell table:style-name="ce129"/>
          <table:table-cell table:style-name="ce10" table:number-columns-repeated="1018"/>
        </table:table-row>
        <table:table-row table:style-name="ro1">
          <table:table-cell table:style-name="ce10"/>
          <table:table-cell table:style-name="ce56"/>
          <table:table-cell table:style-name="ce97" table:number-columns-repeated="3"/>
          <table:table-cell table:style-name="ce130"/>
          <table:table-cell table:style-name="ce10" table:number-columns-repeated="1018"/>
        </table:table-row>
        <table:table-row table:style-name="ro1">
          <table:table-cell table:style-name="ce10"/>
          <table:table-cell table:style-name="ce85" office:value-type="string" calcext:value-type="string" table:number-columns-spanned="2" table:number-rows-spanned="1">
            <text:p>Structure de financement</text:p>
          </table:table-cell>
          <table:covered-table-cell table:style-name="ce98"/>
          <table:table-cell table:style-name="ce108" office:value-type="string" calcext:value-type="string" table:number-columns-spanned="2" table:number-rows-spanned="1">
            <text:p>Formules</text:p>
          </table:table-cell>
          <table:covered-table-cell table:style-name="ce117"/>
          <table:table-cell table:style-name="ce131" office:value-type="string" calcext:value-type="string">
            <text:p>Calculs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79" office:value-type="string" calcext:value-type="string">
            <text:p><text:s/>Financement des emplois stables</text:p>
          </table:table-cell>
          <table:table-cell table:style-name="ce99"/>
          <table:table-cell table:style-name="ce109" office:value-type="string" calcext:value-type="string" table:number-columns-spanned="2" table:number-rows-spanned="1">
            <text:p>Ressources stables/Actifs stables</text:p>
          </table:table-cell>
          <table:covered-table-cell table:style-name="ce118"/>
          <table:table-cell table:style-name="ce132" table:formula="of:=301410/273730" office:value-type="float" office:value="1.10112154312644" calcext:value-type="float">
            <text:p>1,10 <text:s text:c="2"/></text:p>
          </table:table-cell>
          <table:table-cell table:style-name="ce136"/>
          <table:table-cell table:style-name="ce10"/>
          <table:table-cell table:style-name="ce137"/>
          <table:table-cell table:style-name="ce10" table:number-columns-repeated="1015"/>
        </table:table-row>
        <table:table-row table:style-name="ro1">
          <table:table-cell table:style-name="ce10"/>
          <table:table-cell table:style-name="ce86" office:value-type="string" calcext:value-type="string">
            <text:p>Rendement des capitaux</text:p>
          </table:table-cell>
          <table:table-cell table:style-name="ce100"/>
          <table:table-cell table:style-name="ce110" office:value-type="string" calcext:value-type="string" table:number-columns-spanned="2" table:number-rows-spanned="1">
            <text:p>Résultat/Capitaux propres</text:p>
          </table:table-cell>
          <table:covered-table-cell table:style-name="ce119"/>
          <table:table-cell table:style-name="ce132" table:formula="of:=4160/63970" office:value-type="float" office:value="0.0650304830389245" calcext:value-type="float">
            <text:p>0,07 <text:s text:c="2"/></text:p>
          </table:table-cell>
          <table:table-cell table:style-name="ce136"/>
          <table:table-cell table:style-name="ce10" table:number-columns-repeated="1017"/>
        </table:table-row>
        <table:table-row table:style-name="ro1">
          <table:table-cell table:style-name="ce10"/>
          <table:table-cell table:style-name="ce56"/>
          <table:table-cell table:style-name="ce97" table:number-columns-repeated="3"/>
          <table:table-cell table:style-name="ce133"/>
          <table:table-cell table:style-name="ce136"/>
          <table:table-cell table:style-name="ce10" table:number-columns-repeated="1017"/>
        </table:table-row>
        <table:table-row table:style-name="ro1">
          <table:table-cell table:style-name="ce10"/>
          <table:table-cell table:style-name="ce87" office:value-type="string" calcext:value-type="string" table:number-columns-spanned="2" table:number-rows-spanned="1">
            <text:p>Rotation des actifs circulants</text:p>
          </table:table-cell>
          <table:covered-table-cell table:style-name="ce101"/>
          <table:table-cell table:style-name="ce108" office:value-type="string" calcext:value-type="string" table:number-columns-spanned="2" table:number-rows-spanned="1">
            <text:p>Formules</text:p>
          </table:table-cell>
          <table:covered-table-cell table:style-name="ce117"/>
          <table:table-cell table:style-name="ce131" office:value-type="string" calcext:value-type="string">
            <text:p>Calculs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79" office:value-type="string" calcext:value-type="string">
            <text:p><text:s/>Durée moyenne du crédit client</text:p>
          </table:table-cell>
          <table:table-cell table:style-name="ce99"/>
          <table:table-cell table:style-name="ce109" office:value-type="string" calcext:value-type="string" table:number-columns-spanned="2" table:number-rows-spanned="1">
            <text:p>Créances clients*360/Chiffre d'affairesTTC</text:p>
          </table:table-cell>
          <table:covered-table-cell table:style-name="ce118"/>
          <table:table-cell table:style-name="ce134" table:formula="of:=(304400*360)/(1288800*1.2)" office:value-type="float" office:value="70.8566108007449" calcext:value-type="float">
            <text:p>70,86 j <text:s/>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88" office:value-type="string" calcext:value-type="string">
            <text:p><text:s/>Durée moyenne du crédit fournisseur</text:p>
          </table:table-cell>
          <table:table-cell table:style-name="ce102"/>
          <table:table-cell table:style-name="ce111" office:value-type="string" calcext:value-type="string" table:number-columns-spanned="2" table:number-rows-spanned="1">
            <text:p>Dettes fournisseurs*360/Achats TTC</text:p>
          </table:table-cell>
          <table:covered-table-cell table:style-name="ce120"/>
          <table:table-cell table:style-name="ce135" table:formula="of:=(84200*360)/(454400*1.2)" office:value-type="float" office:value="55.5897887323944" calcext:value-type="float">
            <text:p>55,59 j <text:s/></text:p>
          </table:table-cell>
          <table:table-cell table:style-name="ce10" table:number-columns-repeated="1018"/>
        </table:table-row>
        <table:table-row table:style-name="ro7">
          <table:table-cell table:style-name="ce10"/>
          <table:table-cell table:style-name="ce89" table:number-columns-repeated="5"/>
          <table:table-cell table:style-name="ce10" table:number-columns-repeated="1018"/>
        </table:table-row>
        <table:table-row table:style-name="ro1">
          <table:table-cell table:style-name="ce10"/>
          <table:table-cell table:number-columns-repeated="5"/>
          <table:table-cell table:style-name="ce10" table:number-columns-repeated="1018"/>
        </table:table-row>
        <table:table-row table:style-name="ro1" table:number-rows-repeated="4">
          <table:table-cell table:style-name="ce10" table:number-columns-repeated="1024"/>
        </table:table-row>
        <table:table-row table:style-name="ro4" table:number-rows-repeated="95">
          <table:table-cell table:style-name="ce10" table:number-columns-repeated="1024"/>
        </table:table-row>
        <table:table-row table:style-name="ro5">
          <table:table-cell table:style-name="ce10"/>
          <table:table-cell table:number-columns-repeated="5"/>
          <table:table-cell table:style-name="ce10" table:number-columns-repeated="1018"/>
        </table:table-row>
        <table:table-row table:style-name="ro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Bodoni-DTC" svg:font-family="Bodoni-DTC"/>
    <style:font-face style:name="Dom Casual" svg:font-family="'Dom Casual'"/>
    <style:font-face style:name="Garamond" svg:font-family="Garamon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mall Fonts" svg:font-family="'Small Fonts'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2P2" style:volatile="true">
      <number:text> </number:text>
      <number:fill-character> </number:fill-character>
      <number:text>- F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6P0"/>
    </number:number-style>
    <number:number-style style:name="N115">
      <number:number number:decimal-places="0" number:min-decimal-places="0" number:min-integer-digits="1" number:grouping="true"/>
      <number:text> </number:text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42P0" style:volatile="true">
      <number:number number:decimal-places="0" number:min-decimal-places="0" number:min-integer-digits="1" number:grouping="true"/>
      <number:text> F</number:text>
    </number:number-style>
    <number:number-style style:name="N142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2P0"/>
    </number:number-style>
    <number:number-style style:name="N113">
      <number:number number:decimal-places="2" number:min-decimal-places="2" number:min-integer-digits="1"/>
      <number:text>  </number:text>
    </number:number-style>
    <number:number-style style:name="N141P0" style:volatile="true">
      <number:number number:decimal-places="0" number:min-decimal-places="0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1P0"/>
    </number:number-style>
    <number:number-style style:name="N112">
      <number:number number:decimal-places="2" number:min-decimal-places="2" number:min-integer-digits="1"/>
      <number:text>   </number:text>
    </number:number-style>
    <number:number-style style:name="N111">
      <number:number number:decimal-places="2" number:min-decimal-places="2" number:min-integer-digits="1"/>
      <number:text> j  </number:text>
    </number:number-style>
    <number:number-style style:name="N139P0" style:volatile="true">
      <number:number number:decimal-places="2" number:min-decimal-places="2" number:min-integer-digits="1" number:grouping="true"/>
      <number:text> F</number:text>
    </number:number-style>
    <number:number-style style:name="N13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9P0"/>
    </number:number-style>
    <number:number-style style:name="N110">
      <number:number number:decimal-places="0" number:min-decimal-places="0" number:min-integer-digits="1" number:grouping="true"/>
      <number:text>  </number:text>
    </number:number-style>
    <number:number-style style:name="N138P0" style:volatile="true">
      <number:number number:decimal-places="2" number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8P0"/>
    </number:number-style>
    <number:number-style style:name="N109P0" style:volatile="true">
      <number:number number:decimal-places="0" number:min-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9P0"/>
    </number:number-style>
    <number:number-style style:name="N108">
      <number:number number:decimal-places="0" number:min-decimal-places="0" number:min-integer-digits="1" number:grouping="true"/>
      <number:text>   </number:text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 style:data-style-name="N107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251cm" fo:margin-bottom="1.499cm" fo:margin-left="1cm" fo:margin-right="1cm" style:first-page-number="continue" style:scale-to="100%" style:table-centering="horizontal" style:writing-mode="lr-tb"/>
      <style:header-style>
        <style:header-footer-properties fo:min-height="0.75cm" fo:margin-left="0.9cm" fo:margin-right="0.9cm" fo:margin-bottom="0.956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2">
      <style:page-layout-properties style:num-format="1" style:print-orientation="portrait" fo:margin-top="2.701cm" fo:margin-bottom="1.499cm" fo:margin-left="1cm" fo:margin-right="1cm" style:first-page-number="continue" style:scale-to="10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master-styles>
    <style:master-page style:name="PageStyle_5f_données" style:display-name="PageStyle_données" style:page-layout-name="Mpm1">
      <style:header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>
      <style:header-left style:display="false"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-left>
      <style:header-first style:display="false"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-first>
      <style:footer style:display="false"/>
      <style:footer-left style:display="false"/>
      <style:footer-first style:display="false"/>
    </style:master-page>
    <style:master-page style:name="PageStyle_5f_bilan_20_fontionnel" style:display-name="PageStyle_bilan fontionnel" style:page-layout-name="Mpm1">
      <style:header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>
      <style:header-left style:display="false"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-left>
      <style:header-first style:display="false">
        <style:region-left>
          <text:p><text:span text:style-name="MT1">EX_C21</text:span></text:p>
        </style:region-left>
        <style:region-center>
          <text:p><text:span text:style-name="MT1">CORRIGE</text:span></text:p>
        </style:region-center>
        <style:region-right>
          <text:p><text:span text:style-name="MT1"><text:file-name text:display="name-and-extension">???</text:file-name></text:span></text:p>
        </style:region-right>
      </style:header-first>
      <style:footer style:display="false"/>
      <style:footer-left style:display="false"/>
      <style:footer-first style:display="false"/>
    </style:master-page>
    <style:master-page style:name="PageStyle_5f_etude" style:display-name="PageStyle_etud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11:17:34.943255894</dc:date>
    <meta:editing-duration>PT37M53S</meta:editing-duration>
    <meta:editing-cycles>5</meta:editing-cycles>
    <meta:generator>LibreOffice/7.3.7.2$Linux_X86_64 LibreOffice_project/30$Build-2</meta:generator>
    <meta:document-statistic meta:table-count="3" meta:cell-count="227" meta:object-count="0"/>
  </office:meta>
</office:document-meta>
</file>